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 style:writing-mode="rl-tb"/>
    </style:style>
    <style:style style:name="P2" style:family="paragraph" style:parent-style-name="Standard">
      <style:paragraph-properties fo:margin-left="1.27cm" fo:margin-right="0cm" fo:text-align="end" style:justify-single-word="false" fo:text-indent="0cm" style:auto-text-indent="false" style:writing-mode="rl-tb"/>
    </style:style>
    <style:style style:name="P3" style:family="paragraph" style:parent-style-name="Standard" style:master-page-name="Standard">
      <style:paragraph-properties fo:text-align="center" style:justify-single-word="false" style:page-number="1" style:writing-mode="rl-tb"/>
      <style:text-properties style:text-underline-style="solid" style:text-underline-width="auto" style:text-underline-color="font-color" fo:font-weight="bold" style:font-weight-asian="bold"/>
    </style:style>
    <style:style style:name="P4" style:family="paragraph" style:parent-style-name="Standard" style:list-style-name="WWNum1">
      <style:paragraph-properties fo:margin-left="1.27cm" fo:margin-right="0cm" fo:text-align="end" style:justify-single-word="false" fo:text-indent="-0.635cm" style:auto-text-indent="false" style:writing-mode="rl-tb"/>
    </style:style>
    <style:style style:name="P5" style:family="paragraph" style:parent-style-name="Standard" style:list-style-name="WWNum1">
      <style:paragraph-properties fo:margin-left="2.54cm" fo:margin-right="0cm" fo:text-align="end" style:justify-single-word="false" fo:text-indent="-0.635cm" style:auto-text-indent="false" style:writing-mode="rl-tb"/>
    </style:style>
    <style:style style:name="P6" style:family="paragraph" style:parent-style-name="Standard">
      <style:paragraph-properties fo:text-align="end" style:justify-single-word="false" style:writing-mode="rl-tb"/>
    </style:style>
    <style:style style:name="P7" style:family="paragraph" style:parent-style-name="Standard">
      <style:paragraph-properties fo:margin-left="1.27cm" fo:margin-right="0cm" fo:text-align="end" style:justify-single-word="false" fo:text-indent="-0.635cm" style:auto-text-indent="false" style:writing-mode="rl-tb"/>
    </style:style>
    <style:style style:name="P8" style:family="paragraph" style:parent-style-name="Standard">
      <style:paragraph-properties fo:margin-left="0cm" fo:margin-right="0cm" fo:text-align="end" style:justify-single-word="false" fo:text-indent="0cm" style:auto-text-indent="false" style:writing-mode="rl-tb"/>
    </style:style>
    <style:style style:name="P9" style:family="paragraph" style:parent-style-name="Standard">
      <style:paragraph-properties fo:text-align="end" style:justify-single-word="false" style:writing-mode="rl-tb"/>
      <style:text-properties officeooo:paragraph-rsid="0012e1ee"/>
    </style:style>
    <style:style style:name="P10" style:family="paragraph" style:parent-style-name="Standard">
      <style:paragraph-properties fo:text-align="end" style:justify-single-word="false" style:writing-mode="rl-tb"/>
      <style:text-properties fo:font-weight="bold" style:font-weight-asian="bold"/>
    </style:style>
    <style:style style:name="P11" style:family="paragraph" style:parent-style-name="Standard">
      <style:paragraph-properties fo:text-align="start" style:justify-single-word="false" style:writing-mode="rl-tb"/>
      <style:text-properties fo:font-weight="bold" style:font-weight-asian="bold"/>
    </style:style>
    <style:style style:name="T1" style:family="text">
      <style:text-properties fo:font-weight="bold" style:font-weight-asian="bold"/>
    </style:style>
    <style:style style:name="T2" style:family="text">
      <style:text-properties fo:language="en" fo:country="US" officeooo:rsid="0012e1ee"/>
    </style:style>
    <style:style style:name="T3" style:family="text">
      <style:text-properties fo:language="en" fo:country="US" officeooo:rsid="0012e1ee" style:language-complex="he" style:country-complex="I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שיעורי בית LINQ</text:p>
      <text:p text:style-name="P1"/>
      <text:list xml:id="list1990813081" text:style-name="WWNum1">
        <text:list-item>
          <text:p text:style-name="P4">מה ראשי תיבות LINQ?</text:p>
        </text:list-item>
      </text:list>
      <text:p text:style-name="P1"/>
      <text:p text:style-name="P1">* <text:span text:style-name="T2">LINQ – Language Integrated Query.</text:span></text:p>
      <text:p text:style-name="P1"/>
      <text:list xml:id="list132116907651419" text:continue-numbering="true" text:style-name="WWNum1">
        <text:list-item>
          <text:p text:style-name="P4">איזה סוגי LINQ קיימים בC#?</text:p>
        </text:list-item>
      </text:list>
      <text:p text:style-name="P7"/>
      <text:p text:style-name="P8">* <text:span text:style-name="T3">קיימים שני סוגי תחביר שהם – Method Syntax ו – Query Syntax,אשר באמצעותם ניתן לבצע אופרציות – LINQ על כל מה שמממש את האינטרפייס – IEnumerabale.</text:span></text:p>
      <text:p text:style-name="P1"/>
      <text:list xml:id="list132117463404600" text:continue-numbering="true" text:style-name="WWNum1">
        <text:list-item>
          <text:p text:style-name="P4">איזה אינטרפייס צריך לממש כדי להשתמש ביכולות של הLINQ</text:p>
        </text:list-item>
      </text:list>
      <text:p text:style-name="P1"/>
      <text:p text:style-name="P9">* <text:span text:style-name="T3">IEnumerabale</text:span></text:p>
      <text:p text:style-name="P1"/>
      <text:list xml:id="list132116079915719" text:continue-numbering="true" text:style-name="WWNum1">
        <text:list-item>
          <text:p text:style-name="P4">ממש את פונקציית <text:span text:style-name="T1">Select</text:span> כך: </text:p>
          <text:list>
            <text:list-item>
              <text:p text:style-name="P5">צור רשימת מספרים והדפס אותם עם פסיקים בין כל מספר למספר.</text:p>
            </text:list-item>
          </text:list>
        </text:list-item>
      </text:list>
      <text:p text:style-name="P1"/>
      <text:list xml:id="list132117424432220" text:continue-numbering="true" text:style-name="WWNum1">
        <text:list-item>
          <text:p text:style-name="P4">ממש את פונקציית <text:span text:style-name="T1">Where</text:span> כך:</text:p>
          <text:list>
            <text:list-item>
              <text:p text:style-name="P5">צור רשימת מחרוזות והדפס רק את המחרוזות הגדולות מ4 תווים.</text:p>
            </text:list-item>
          </text:list>
        </text:list-item>
      </text:list>
      <text:p text:style-name="P1"/>
      <text:list xml:id="list132115858019488" text:continue-numbering="true" text:style-name="WWNum1">
        <text:list-item>
          <text:p text:style-name="P4">מיין את שתי הרשימות שיצרת בשאלות הקודמות בעזרת <text:span text:style-name="T1">OrderBy</text:span> ובעזרת <text:span text:style-name="T1">OrderByDescending</text:span>.</text:p>
        </text:list-item>
      </text:list>
      <text:p text:style-name="P1"/>
      <text:list xml:id="list132116505547723" text:continue-numbering="true" text:style-name="WWNum1">
        <text:list-item>
          <text:p text:style-name="P4">צור שתי רשימות מספרים והדפס רק את:</text:p>
          <text:list>
            <text:list-item>
              <text:p text:style-name="P5">המספרים המשותפים ביניהם</text:p>
            </text:list-item>
            <text:list-item>
              <text:p text:style-name="P5">המספרים שלא נמצאים ברשימה השנייה</text:p>
            </text:list-item>
            <text:list-item>
              <text:p text:style-name="P5">את כל הערכים שלהם ללא כפילויות</text:p>
            </text:list-item>
            <text:list-item>
              <text:p text:style-name="P5">האלמנט הראשון שגדול מ12</text:p>
            </text:list-item>
            <text:list-item>
              <text:p text:style-name="P5">*<text:span text:style-name="T1">אתגר </text:span>את המספר הכי גבוה מבין שתי הרשימות(ללא יצירת מצביע של רשימה חדשה).</text:p>
            </text:list-item>
          </text:list>
        </text:list-item>
      </text:list>
      <text:p text:style-name="P2"/>
      <text:list xml:id="list132117534850855" text:continue-numbering="true" text:style-name="WWNum1">
        <text:list-item>
          <text:p text:style-name="P4">צור שתי רשימות של לקוחות וסוכנים (לכל לקוח יש סוכן מכירות שמטפל בו) השתמש בJoin כדי שיחזרו כאובייקט אנונימי רק שם הלקוח ושם הסוכן המטפל בו(אם אין השוואה לא החזיר)</text:p>
        </text:list-item>
      </text:list>
      <text:p text:style-name="P1"/>
      <text:list xml:id="list132116874662045" text:continue-numbering="true" text:style-name="WWNum1">
        <text:list-item>
          <text:p text:style-name="P4">בעזרת <text:span text:style-name="T1">GroupJoin </text:span>צור כעין Dictionary המחזיק על כל לקוח רשימה של הזמנות</text:p>
        </text:list-item>
      </text:list>
      <text:p text:style-name="P1"/>
      <text:list xml:id="list132115806955680" text:continue-numbering="true" text:style-name="WWNum1">
        <text:list-item>
          <text:p text:style-name="P4"><text:span text:style-name="T1">**אתגר</text:span>: השתמש באותן רשימות, והפעם הדפס את כל הלקוחות שיש להם מעל 2 הזמנות בשווי של 500 ומעלה</text:p>
        </text:list-item>
      </text:list>
      <text:p text:style-name="P1"/>
      <text:p text:style-name="P10">בצע את כל השאלות גם query Syntax (רק לפונקציות שיש תמיכה כמובן)</text:p>
      <text:p text:style-name="P1"/>
      <text:p text:style-name="P11">בהצלחה!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1pt" fo:language="h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h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4.1$Windows_X86_64 LibreOffice_project/27d75539669ac387bb498e35313b970b7fe9c4f9</meta:generator>
    <dc:date>2022-04-17T13:21:15.315000000</dc:date>
    <meta:editing-duration>PT24S</meta:editing-duration>
    <meta:editing-cycles>1</meta:editing-cycles>
    <meta:document-statistic meta:table-count="0" meta:image-count="0" meta:object-count="0" meta:page-count="1" meta:paragraph-count="23" meta:word-count="221" meta:character-count="1191" meta:non-whitespace-character-count="1004"/>
  </office:meta>
</office:document-meta>
</file>